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7000001BB07EFC4BE987464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6168" officeooo:paragraph-rsid="00116168"/>
    </style:style>
    <style:style style:name="P2" style:family="paragraph" style:parent-style-name="Standard">
      <style:text-properties officeooo:rsid="0011a348" officeooo:paragraph-rsid="00121591"/>
    </style:style>
    <style:style style:name="P3" style:family="paragraph" style:parent-style-name="Standard">
      <style:text-properties officeooo:rsid="001357ed" officeooo:paragraph-rsid="001357ed"/>
    </style:style>
    <style:style style:name="P4" style:family="paragraph" style:parent-style-name="Standard">
      <style:text-properties officeooo:rsid="00149020" officeooo:paragraph-rsid="00149020"/>
    </style:style>
    <style:style style:name="P5" style:family="paragraph" style:parent-style-name="Standard">
      <style:text-properties officeooo:paragraph-rsid="00149020"/>
    </style:style>
    <style:style style:name="P6" style:family="paragraph" style:parent-style-name="Standard">
      <style:text-properties officeooo:rsid="001582f3" officeooo:paragraph-rsid="001582f3"/>
    </style:style>
    <style:style style:name="P7" style:family="paragraph" style:parent-style-name="Standard">
      <style:text-properties officeooo:rsid="00194886" officeooo:paragraph-rsid="00194886"/>
    </style:style>
    <style:style style:name="P8" style:family="paragraph" style:parent-style-name="Standard">
      <style:text-properties officeooo:rsid="0016f934" officeooo:paragraph-rsid="0016f934"/>
    </style:style>
    <style:style style:name="P9" style:family="paragraph" style:parent-style-name="Standard">
      <style:text-properties officeooo:rsid="001b20dc" officeooo:paragraph-rsid="001b20dc"/>
    </style:style>
    <style:style style:name="P10" style:family="paragraph" style:parent-style-name="Standard">
      <style:text-properties officeooo:rsid="001b20dc" officeooo:paragraph-rsid="001c390a"/>
    </style:style>
    <style:style style:name="P11" style:family="paragraph" style:parent-style-name="Standard">
      <style:text-properties officeooo:paragraph-rsid="001b20dc"/>
    </style:style>
    <style:style style:name="P12" style:family="paragraph" style:parent-style-name="Standard">
      <style:text-properties style:font-name="sans-serif" fo:font-size="12pt"/>
    </style:style>
    <style:style style:name="P13" style:family="paragraph" style:parent-style-name="Standard">
      <style:text-properties style:font-name="sans-serif" fo:font-size="8.25pt"/>
    </style:style>
    <style:style style:name="P14" style:family="paragraph" style:parent-style-name="Standard">
      <style:text-properties officeooo:paragraph-rsid="001c390a"/>
    </style:style>
    <style:style style:name="T1" style:family="text">
      <style:text-properties officeooo:rsid="0011a348"/>
    </style:style>
    <style:style style:name="T2" style:family="text">
      <style:text-properties officeooo:rsid="00149020"/>
    </style:style>
    <style:style style:name="T3" style:family="text">
      <style:text-properties officeooo:rsid="001582f3"/>
    </style:style>
    <style:style style:name="T4" style:family="text">
      <style:text-properties officeooo:rsid="001b20dc"/>
    </style:style>
    <style:style style:name="T5" style:family="text">
      <style:text-properties officeooo:rsid="001b8ad1"/>
    </style:style>
    <style:style style:name="T6" style:family="text">
      <style:text-properties officeooo:rsid="001c390a"/>
    </style:style>
    <style:style style:name="T7" style:family="text">
      <style:text-properties style:font-name="sans-serif" fo:font-size="12pt"/>
    </style:style>
    <style:style style:name="T8" style:family="text">
      <style:text-properties officeooo:rsid="001d13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igência Artificial -Homework 02</text:p>
      <text:p text:style-name="P1">Bruno Mourão de Lavôr Moreira <text:s text:c="6"/>Matrícula: 362953</text:p>
      <text:p text:style-name="P1"/>
      <text:p text:style-name="P1">1) <text:span text:style-name="T1">a)</text:span> States : Especifica a posição dos 2 agentes , no mapa em um determinado tempo.</text:p>
      <text:p text:style-name="P1">Inicial State : Cidades Iniciais em que se encontram os 2 agentes.</text:p>
      <text:p text:style-name="P1">Actions : Mover para uma cidade adjacente a atual , <text:s/>ligar para o agente atrazado e esperar .</text:p>
      <text:p text:style-name="P1">Transition Model : Retorna a posição atual dos 2 agentes .</text:p>
      <text:p text:style-name="P1">Goal Test : Verificar se os <text:s/>2 agentes se encontrarem em uma mesma cidade determinada inicialmente.</text:p>
      <text:p text:style-name="P1">Path Cost : Distância percorrida entre as cidades por cada agente.</text:p>
      <text:p text:style-name="P1"/>
      <text:p text:style-name="P7">B) D(i,j). <text:span text:style-name="T5">e D(i,j)/2</text:span></text:p>
      <text:p text:style-name="P7"/>
      <text:p text:style-name="P7">C)Não , pois se o grafo é completo há um caminho entre os vérticies a e b independentemente de quem seja a e b.</text:p>
      <text:p text:style-name="P7"/>
      <text:p text:style-name="P7">d)<text:span text:style-name="T8">Não.</text:span></text:p>
      <text:p text:style-name="P1"/>
      <text:p text:style-name="P1"/>
      <text:p text:style-name="P1"/>
      <text:p text:style-name="P1"/>
      <text:p text:style-name="P1"/>
      <text:p text:style-name="P2"><draw:frame draw:style-name="fr1" draw:name="Figura1" text:anchor-type="paragraph" svg:x="0.397cm" svg:y="1.085cm" svg:width="17cm" svg:height="9.149cm" draw:z-index="0"><draw:image xlink:href="Pictures/1000020100000337000001BB07EFC4BE9874640E.png" xlink:type="simple" xlink:show="embed" xlink:actuate="onLoad"/></draw:frame>2) a)</text:p>
      <text:p text:style-name="P2"/>
      <text:p text:style-name="P3">b) Ordem <text:span text:style-name="T2">Bread-First</text:span> : 1,2,3 4,5,6,7,8,9,10,11</text:p>
      <text:p text:style-name="P5"><text:span text:style-name="T2">D</text:span>epth-limited searc<text:span text:style-name="T2">h : 1,2,3,4,5,6,7,8,9,10,11</text:span></text:p>
      <text:p text:style-name="P5"/>
      <text:p text:style-name="P4">3)</text:p>
      <text:p text:style-name="P4">a)<text:span text:style-name="T3">Verdadeiro , basta o custo ser igual para todas os nós.</text:span></text:p>
      <text:p text:style-name="P6">b)Verdadeiro , pois o depth-first evita loops , caminhos repetidos e caminhos redudantes , se não houver nenhum desses , seu resultado será igual a sua versão em árvore .</text:p>
      <text:p text:style-name="P8">c) Verdadeiro , se para cada expanção do algoritmo A* o custo f(n) para chegar no objetivo for igual ele se comportará semelhante ao algoritmo de Uniform-Cost</text:p>
      <text:p text:style-name="P8"><text:soft-page-break/></text:p>
      <text:p text:style-name="P9">4) Oradea to Sibiu ,</text:p>
      <text:p text:style-name="P11"><text:span text:style-name="T4"><text:s text:c="4"/>Sibiu to </text:span>Rimnicu Vilcea,</text:p>
      <text:p text:style-name="P11"><text:s text:c="4"/>Rimnicu Vilcea <text:span text:style-name="T4">to </text:span>Pitesti,</text:p>
      <text:p text:style-name="P11"><text:s text:c="4"/>Pitesti <text:span text:style-name="T4">to Bucharest.</text:span></text:p>
      <text:p text:style-name="P9"/>
      <text:p text:style-name="P9">Custo total : <text:s/>429.</text:p>
      <text:p text:style-name="P9"/>
      <text:p text:style-name="P14"><text:span text:style-name="T4">5)Se <text:s/>houvesse uma rota de n para Gn via n que fosse mais barata que h(n) , isso violaria a propriedade que h(n) e o limite inferior no custo para atingir G.</text:span></text:p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5:18:25.369590739</meta:creation-date>
    <meta:editing-duration>PT22M29S</meta:editing-duration>
    <meta:editing-cycles>4</meta:editing-cycles>
    <meta:generator>LibreOffice/5.1.4.2$Linux_X86_64 LibreOffice_project/10m0$Build-2</meta:generator>
    <dc:date>2016-10-15T16:32:05.663040419</dc:date>
    <meta:document-statistic meta:table-count="0" meta:image-count="1" meta:object-count="0" meta:page-count="2" meta:paragraph-count="24" meta:word-count="258" meta:character-count="1456" meta:non-whitespace-character-count="1200"/>
  </office:meta>
</office:document-meta>
</file>